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bbe16e040" style:family="table" style:master-page-name="ta-mp-0x7f7bbe16e040">
      <style:table-properties table:display="true" style:writing-mode="lr-tb"/>
    </style:style>
    <style:style style:name="ta-0x7f7bbe16e230" style:family="table" style:master-page-name="ta-mp-0x7f7bbe16e230">
      <style:table-properties table:display="true" style:writing-mode="lr-tb"/>
    </style:style>
    <style:style style:name="ta-0x7f7bbe16e420" style:family="table" style:master-page-name="ta-mp-0x7f7bbe16e420">
      <style:table-properties table:display="true" style:writing-mode="lr-tb"/>
    </style:style>
    <style:style style:name="ta-0x7f7bbe16e610" style:family="table" style:master-page-name="ta-mp-0x7f7bbe16e610">
      <style:table-properties table:display="true" style:writing-mode="lr-tb"/>
    </style:style>
    <style:style style:name="ta-0x7f7bbe16e800" style:family="table" style:master-page-name="ta-mp-0x7f7bbe16e800">
      <style:table-properties table:display="true" style:writing-mode="lr-tb"/>
    </style:style>
    <style:style style:name="ta-0x7f7bbe16e9f0" style:family="table" style:master-page-name="ta-mp-0x7f7bbe16e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bbe1efd3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e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f8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0b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1d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7f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be1f03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c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5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ee3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0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4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7f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be1f06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9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d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7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b1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e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0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e86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8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0f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7f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be1f12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5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8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3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6a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a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c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52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7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7f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be1f1d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21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24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1e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223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f25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3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ef5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e9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2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7f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c9ff74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8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b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6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9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d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f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fae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eeb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7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be17f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bc9ff80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84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87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81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85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bc9ff88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58.25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10.25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7bbe154c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7bbe1f50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7bbe1fa4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7bbe1fd43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7bbe20441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7bbe16e040" table:print="false">
        <office:forms form:automatic-focus="false" form:apply-design-mode="false">
          <form:form/>
        </office:forms>
        <table:table-column table:default-cell-style-name="ACE-0x7f7bbe1efc10" table:style-name="ACOL-1"/>
        <table:table-column table:style-name="ACOL-0" table:number-columns-repeated="127"/>
        <table:table-row table:style-name="AROW-0">
          <table:table-cell table:style-name="ACE-0x7f7bbe1efd3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7bbe1efe60" table:content-validation-name="VAL-0x7f7bbe154c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7bbe1eff88" table:content-validation-name="VAL-0x7f7bbe1f501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7bbe1f00b0" table:content-validation-name="VAL-0x7f7bbe1fa45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7bbe1f01d8" table:content-validation-name="VAL-0x7f7bbe1fd43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x7f7bbe1f0300" table:content-validation-name="VAL-0x7f7bbe2044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7bbe16e230" table:print="false">
        <office:forms form:automatic-focus="false" form:apply-design-mode="false">
          <form:form/>
        </office:forms>
        <table:table-column table:default-cell-style-name="ACE-0x7f7bbe1f0428" table:style-name="ACOL-3"/>
        <table:table-column table:default-cell-style-name="ACE-0x7f7bbe1f0428" table:style-name="ACOL-4"/>
        <table:table-column table:default-cell-style-name="ACE-0x7f7bbe1f0428" table:style-name="ACOL-5"/>
        <table:table-column table:default-cell-style-name="ACE-0x7f7bbe1f0428" table:style-name="ACOL-6"/>
        <table:table-column table:default-cell-style-name="ACE-0x7f7bbe1f0428" table:style-name="ACOL-7" table:number-columns-repeated="2"/>
        <table:table-column table:default-cell-style-name="ACE-0x7f7bbe1f0428" table:style-name="ACOL-8"/>
        <table:table-column table:default-cell-style-name="ACE-0x7f7bbe1f0428" table:style-name="ACOL-9"/>
        <table:table-column table:default-cell-style-name="ACE-0x7f7bbe17f140" table:style-name="ACOL-0" table:number-columns-repeated="120"/>
        <table:table-row table:style-name="AROW-0">
          <table:table-cell table:style-name="ACE-0x7f7bbe1f0550" office:value-type="string">
            <text:p>User Name</text:p>
          </table:table-cell>
          <table:table-cell table:style-name="ACE-0x7f7bbe1f0678" office:value-type="string">
            <text:p>Password</text:p>
          </table:table-cell>
          <table:table-cell table:style-name="ACE-0x7f7bbe1f07a0" office:value-type="string">
            <text:p>SearchTextName</text:p>
          </table:table-cell>
          <table:table-cell table:number-columns-repeated="5" table:style-name="ACE-0x7f7bbe1f0428"/>
          <table:table-cell table:number-columns-repeated="120" table:style-name="ACE-0x7f7bbe17f140"/>
        </table:table-row>
        <table:table-row table:style-name="AROW-0">
          <table:table-cell table:style-name="ACE-0x7f7bbe1eee30" office:value-type="string">
            <text:p>testshopclue@sc.com</text:p>
          </table:table-cell>
          <table:table-cell table:style-name="ACE-0x7f7bbe1f09f0" office:value-type="float" office:value="123456">
            <text:p>123456</text:p>
          </table:table-cell>
          <table:table-cell table:style-name="ACE-0x7f7bbe1f0b18" office:value-type="string">
            <text:p>Shirt</text:p>
          </table:table-cell>
          <table:table-cell table:number-columns-repeated="5" table:style-name="ACE-0x7f7bbe1f0428"/>
          <table:table-cell table:number-columns-repeated="120" table:style-name="ACE-0x7f7bbe17f140"/>
        </table:table-row>
        <table:table-row table:style-name="AROW-0">
          <table:table-cell table:style-name="ACE-0x7f7bbe1ef080" office:value-type="string">
            <text:p>testshopclue@sc.com</text:p>
          </table:table-cell>
          <table:table-cell table:style-name="ACE-0x7f7bbe1f0d68" office:value-type="float" office:value="123456">
            <text:p>123456</text:p>
          </table:table-cell>
          <table:table-cell table:style-name="ACE-0x7f7bbe1f0e90"/>
          <table:table-cell table:number-columns-repeated="5" table:style-name="ACE-0x7f7bbe1f0428"/>
          <table:table-cell table:number-columns-repeated="120" table:style-name="ACE-0x7f7bbe17f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7bbe17f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7bbe16e420" table:print="false">
        <office:forms form:automatic-focus="false" form:apply-design-mode="false">
          <form:form/>
        </office:forms>
        <table:table-column table:default-cell-style-name="ACE-0x7f7bbe1f0fb8" table:style-name="ACOL-3"/>
        <table:table-column table:default-cell-style-name="ACE-0x7f7bbe1f0fb8" table:style-name="ACOL-4"/>
        <table:table-column table:default-cell-style-name="ACE-0x7f7bbe1f0fb8" table:style-name="ACOL-5"/>
        <table:table-column table:default-cell-style-name="ACE-0x7f7bbe1f0fb8" table:style-name="ACOL-6"/>
        <table:table-column table:default-cell-style-name="ACE-0x7f7bbe1f0fb8" table:style-name="ACOL-7" table:number-columns-repeated="2"/>
        <table:table-column table:default-cell-style-name="ACE-0x7f7bbe1f0fb8" table:style-name="ACOL-8"/>
        <table:table-column table:default-cell-style-name="ACE-0x7f7bbe1f0fb8" table:style-name="ACOL-9"/>
        <table:table-column table:default-cell-style-name="ACE-0x7f7bbe17f268" table:style-name="ACOL-0" table:number-columns-repeated="120"/>
        <table:table-row table:style-name="AROW-0">
          <table:table-cell table:style-name="ACE-0x7f7bbe1f10e0" office:value-type="string">
            <text:p>User Name</text:p>
          </table:table-cell>
          <table:table-cell table:style-name="ACE-0x7f7bbe1f1208" office:value-type="string">
            <text:p>Password</text:p>
          </table:table-cell>
          <table:table-cell table:style-name="ACE-0x7f7bbe1f1330" office:value-type="string">
            <text:p>SearchTextName</text:p>
          </table:table-cell>
          <table:table-cell table:number-columns-repeated="5" table:style-name="ACE-0x7f7bbe1f0fb8"/>
          <table:table-cell table:number-columns-repeated="120" table:style-name="ACE-0x7f7bbe17f268"/>
        </table:table-row>
        <table:table-row table:style-name="AROW-0">
          <table:table-cell table:style-name="ACE-0x7f7bbe1ee868" office:value-type="string">
            <text:p>testshopclue@sc.com</text:p>
          </table:table-cell>
          <table:table-cell table:style-name="ACE-0x7f7bbe1f1580" office:value-type="float" office:value="123456">
            <text:p>123456</text:p>
          </table:table-cell>
          <table:table-cell table:style-name="ACE-0x7f7bbe1f16a8" office:value-type="string">
            <text:p>Shirt</text:p>
          </table:table-cell>
          <table:table-cell table:number-columns-repeated="5" table:style-name="ACE-0x7f7bbe1f0fb8"/>
          <table:table-cell table:number-columns-repeated="120" table:style-name="ACE-0x7f7bbe17f268"/>
        </table:table-row>
        <table:table-row table:style-name="AROW-0">
          <table:table-cell table:style-name="ACE-0x7f7bbe1ef898" office:value-type="string">
            <text:p>testshopclue@sc.com</text:p>
          </table:table-cell>
          <table:table-cell table:style-name="ACE-0x7f7bbe1f18f8" office:value-type="float" office:value="123456">
            <text:p>123456</text:p>
          </table:table-cell>
          <table:table-cell table:style-name="ACE-0x7f7bbe1f1a20"/>
          <table:table-cell table:number-columns-repeated="5" table:style-name="ACE-0x7f7bbe1f0fb8"/>
          <table:table-cell table:number-columns-repeated="120" table:style-name="ACE-0x7f7bbe17f26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bbe17f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7bbe16e610" table:print="false">
        <office:forms form:automatic-focus="false" form:apply-design-mode="false">
          <form:form/>
        </office:forms>
        <table:table-column table:default-cell-style-name="ACE-0x7f7bbe1f1b48" table:style-name="ACOL-3"/>
        <table:table-column table:default-cell-style-name="ACE-0x7f7bbe1f1b48" table:style-name="ACOL-4"/>
        <table:table-column table:default-cell-style-name="ACE-0x7f7bbe1f1b48" table:style-name="ACOL-5"/>
        <table:table-column table:default-cell-style-name="ACE-0x7f7bbe1f1b48" table:style-name="ACOL-6"/>
        <table:table-column table:default-cell-style-name="ACE-0x7f7bbe1f1b48" table:style-name="ACOL-7" table:number-columns-repeated="2"/>
        <table:table-column table:default-cell-style-name="ACE-0x7f7bbe1f1b48" table:style-name="ACOL-8"/>
        <table:table-column table:default-cell-style-name="ACE-0x7f7bbe1f1b48" table:style-name="ACOL-9"/>
        <table:table-column table:default-cell-style-name="ACE-0x7f7bbe17f390" table:style-name="ACOL-0" table:number-columns-repeated="120"/>
        <table:table-row table:style-name="AROW-0">
          <table:table-cell table:style-name="ACE-0x7f7bbe1f1c70" office:value-type="string">
            <text:p>User Name</text:p>
          </table:table-cell>
          <table:table-cell table:style-name="ACE-0x7f7bbe1f1d98" office:value-type="string">
            <text:p>Password</text:p>
          </table:table-cell>
          <table:table-cell table:style-name="ACE-0x7f7bbe1f1ec0" office:value-type="string">
            <text:p>SearchTextName</text:p>
          </table:table-cell>
          <table:table-cell table:number-columns-repeated="5" table:style-name="ACE-0x7f7bbe1f1b48"/>
          <table:table-cell table:number-columns-repeated="120" table:style-name="ACE-0x7f7bbe17f390"/>
        </table:table-row>
        <table:table-row table:style-name="AROW-0">
          <table:table-cell table:style-name="ACE-0x7f7bbe1ef520" office:value-type="string">
            <text:p>testshopclue@sc.com</text:p>
          </table:table-cell>
          <table:table-cell table:style-name="ACE-0x7f7bbe1f2110" office:value-type="float" office:value="123456">
            <text:p>123456</text:p>
          </table:table-cell>
          <table:table-cell table:style-name="ACE-0x7f7bbe1f2238" office:value-type="string">
            <text:p>Shirt</text:p>
          </table:table-cell>
          <table:table-cell table:number-columns-repeated="5" table:style-name="ACE-0x7f7bbe1f1b48"/>
          <table:table-cell table:number-columns-repeated="120" table:style-name="ACE-0x7f7bbe17f390"/>
        </table:table-row>
        <table:table-row table:style-name="AROW-0">
          <table:table-cell table:style-name="ACE-0x7f7bbe1ef770" office:value-type="string">
            <text:p>testshopclue@sc.com</text:p>
          </table:table-cell>
          <table:table-cell table:style-name="ACE-0x7f7bbe1f2488" office:value-type="float" office:value="123456">
            <text:p>123456</text:p>
          </table:table-cell>
          <table:table-cell table:style-name="ACE-0x7f7bbe1f25b0"/>
          <table:table-cell table:number-columns-repeated="5" table:style-name="ACE-0x7f7bbe1f1b48"/>
          <table:table-cell table:number-columns-repeated="120" table:style-name="ACE-0x7f7bbe17f39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bbe17f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7bbe16e800" table:print="false">
        <office:forms form:automatic-focus="false" form:apply-design-mode="false">
          <form:form/>
        </office:forms>
        <table:table-column table:default-cell-style-name="ACE-0x7f7bc9ff72a8" table:style-name="ACOL-3"/>
        <table:table-column table:default-cell-style-name="ACE-0x7f7bc9ff72a8" table:style-name="ACOL-4"/>
        <table:table-column table:default-cell-style-name="ACE-0x7f7bc9ff72a8" table:style-name="ACOL-5"/>
        <table:table-column table:default-cell-style-name="ACE-0x7f7bc9ff72a8" table:style-name="ACOL-6"/>
        <table:table-column table:default-cell-style-name="ACE-0x7f7bc9ff72a8" table:style-name="ACOL-7" table:number-columns-repeated="2"/>
        <table:table-column table:default-cell-style-name="ACE-0x7f7bc9ff72a8" table:style-name="ACOL-8"/>
        <table:table-column table:default-cell-style-name="ACE-0x7f7bc9ff72a8" table:style-name="ACOL-9"/>
        <table:table-column table:default-cell-style-name="ACE-0x7f7bbe17f4b8" table:style-name="ACOL-0" table:number-columns-repeated="120"/>
        <table:table-row table:style-name="AROW-0">
          <table:table-cell table:style-name="ACE-0x7f7bc9ff73d0" office:value-type="string">
            <text:p>User Name</text:p>
          </table:table-cell>
          <table:table-cell table:style-name="ACE-0x7f7bc9ff74f8" office:value-type="string">
            <text:p>Password</text:p>
          </table:table-cell>
          <table:table-cell table:style-name="ACE-0x7f7bc9ff7620" office:value-type="string">
            <text:p>SearchTextName</text:p>
          </table:table-cell>
          <table:table-cell table:number-columns-repeated="5" table:style-name="ACE-0x7f7bc9ff72a8"/>
          <table:table-cell table:number-columns-repeated="120" table:style-name="ACE-0x7f7bbe17f4b8"/>
        </table:table-row>
        <table:table-row table:style-name="AROW-0">
          <table:table-cell table:style-name="ACE-0x7f7bbe1eef58" office:value-type="string">
            <text:p>testshopclue@sc.com</text:p>
          </table:table-cell>
          <table:table-cell table:style-name="ACE-0x7f7bc9ff7870" office:value-type="float" office:value="123456">
            <text:p>123456</text:p>
          </table:table-cell>
          <table:table-cell table:style-name="ACE-0x7f7bc9ff7998" office:value-type="string">
            <text:p>Shirt</text:p>
          </table:table-cell>
          <table:table-cell table:number-columns-repeated="5" table:style-name="ACE-0x7f7bc9ff72a8"/>
          <table:table-cell table:number-columns-repeated="120" table:style-name="ACE-0x7f7bbe17f4b8"/>
        </table:table-row>
        <table:table-row table:style-name="AROW-0">
          <table:table-cell table:style-name="ACE-0x7f7bbe1ee990" office:value-type="string">
            <text:p>testshopclue@sc.com</text:p>
          </table:table-cell>
          <table:table-cell table:style-name="ACE-0x7f7bc9ff7be8" office:value-type="float" office:value="123456">
            <text:p>123456</text:p>
          </table:table-cell>
          <table:table-cell table:style-name="ACE-0x7f7bc9ff7d10"/>
          <table:table-cell table:number-columns-repeated="5" table:style-name="ACE-0x7f7bc9ff72a8"/>
          <table:table-cell table:number-columns-repeated="120" table:style-name="ACE-0x7f7bbe17f4b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bbe17f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7bbe16e9f0" table:print="false">
        <office:forms form:automatic-focus="false" form:apply-design-mode="false">
          <form:form/>
        </office:forms>
        <table:table-column table:default-cell-style-name="ACE-0x7f7bc9ff7e38" table:style-name="ACOL-3"/>
        <table:table-column table:default-cell-style-name="ACE-0x7f7bc9ff7e38" table:style-name="ACOL-4"/>
        <table:table-column table:default-cell-style-name="ACE-0x7f7bc9ff7e38" table:style-name="ACOL-5"/>
        <table:table-column table:default-cell-style-name="ACE-0x7f7bc9ff7e38" table:style-name="ACOL-6"/>
        <table:table-column table:default-cell-style-name="ACE-0x7f7bc9ff7e38" table:style-name="ACOL-7" table:number-columns-repeated="2"/>
        <table:table-column table:default-cell-style-name="ACE-0x7f7bc9ff7e38" table:style-name="ACOL-8"/>
        <table:table-column table:default-cell-style-name="ACE-0x7f7bc9ff7e38" table:style-name="ACOL-9"/>
        <table:table-column table:default-cell-style-name="ACE-0x7f7bbe17f5e0" table:style-name="ACOL-0" table:number-columns-repeated="120"/>
        <table:table-row table:style-name="AROW-0">
          <table:table-cell table:style-name="ACE-0x7f7bc9ff7f60" office:value-type="string">
            <text:p>User Name</text:p>
          </table:table-cell>
          <table:table-cell table:style-name="ACE-0x7f7bc9ff8088" office:value-type="string">
            <text:p>Password</text:p>
          </table:table-cell>
          <table:table-cell table:style-name="ACE-0x7f7bc9ff81b0" office:value-type="string">
            <text:p>SearchTextName</text:p>
          </table:table-cell>
          <table:table-cell table:number-columns-repeated="5" table:style-name="ACE-0x7f7bc9ff7e38"/>
          <table:table-cell table:number-columns-repeated="120" table:style-name="ACE-0x7f7bbe17f5e0"/>
        </table:table-row>
        <table:table-row table:style-name="AROW-0">
          <table:table-cell table:style-name="ACE-0x7f7bbe1efae8" office:value-type="string">
            <text:p>testshopclue@sc.com</text:p>
          </table:table-cell>
          <table:table-cell table:style-name="ACE-0x7f7bc9ff8400" office:value-type="float" office:value="123456">
            <text:p>123456</text:p>
          </table:table-cell>
          <table:table-cell table:style-name="ACE-0x7f7bc9ff8528" office:value-type="string">
            <text:p>Shirt</text:p>
          </table:table-cell>
          <table:table-cell table:number-columns-repeated="5" table:style-name="ACE-0x7f7bc9ff7e38"/>
          <table:table-cell table:number-columns-repeated="120" table:style-name="ACE-0x7f7bbe17f5e0"/>
        </table:table-row>
        <table:table-row table:style-name="AROW-0">
          <table:table-cell table:style-name="ACE-0x7f7bbe1eebe0" office:value-type="string">
            <text:p>testshopclue@sc.com</text:p>
          </table:table-cell>
          <table:table-cell table:style-name="ACE-0x7f7bc9ff8778" office:value-type="float" office:value="123456">
            <text:p>123456</text:p>
          </table:table-cell>
          <table:table-cell table:style-name="ACE-0x7f7bc9ff88a0"/>
          <table:table-cell table:number-columns-repeated="5" table:style-name="ACE-0x7f7bc9ff7e38"/>
          <table:table-cell table:number-columns-repeated="120" table:style-name="ACE-0x7f7bbe17f5e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7bbe17f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7bbe1524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bbe1588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bbe149e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bc6e8f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bc6e4e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bbe10ed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bbe16e040" style:display-name="TestCase" style:page-layout-name="pl-0x7f7bbe1524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bbe16e230" style:display-name="AQA1_TestData" style:page-layout-name="pl-0x7f7bbe1588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bbe16e420" style:display-name="AQA2_TestData" style:page-layout-name="pl-0x7f7bbe149e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bbe16e610" style:display-name="AQA3_TestData" style:page-layout-name="pl-0x7f7bc6e8f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bbe16e800" style:display-name="AQA4_TestData" style:page-layout-name="pl-0x7f7bc6e4e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bbe16e9f0" style:display-name="AQA5_TestData" style:page-layout-name="pl-0x7f7bbe10ed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0:23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